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b6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ct Topic <text:s/>: <text:line-break/>## The Relationship Between Low-Carbon Electricity usage and Global Average Temperatures &amp; CO2 emissions <text:line-break/># Team Members: Danik Lafrance, Khadija Fahr, Yosieph Fissuh<text:line-break/><text:line-break/><text:line-break/># Why we choose this topic:<text:line-break/><text:line-break/>The relationship between low-carbon electricity usage and global average temperatures is a critical subject in today's world, as climate change continues to be a pressing global issue. <text:line-break/>Understanding how the use of low-carbon energy sources affects global temperatures <text:s/>and CO2 emissions associated is crucial for policymakers, researchers, and the general public. <text:line-break/>This data analysis aims to explore this relationship and highlight its significance.<text:line-break/><text:line-break/># Project Objective <text:line-break/>The primary objective of this data analysis is to investigate any <text:s/>correlation between <text:line-break/>Temperature &amp; energy consumption also the use of low-carbon electricity sources and global average temperatures across 101 different countries. <text:line-break/>Additionally, the analysis will examine the emissions associated with low-carbon energy usage and their impact on temperatures.</text:p>
      <text:p text:style-name="P1"/>
      <text:p text:style-name="P1"># Data analysis process <text:line-break/><text:line-break/>### 1-data processing<text:line-break/><text:line-break/>Our CSV file named "project_data.csv" is obtained from merging two dataset , and claining them and take the data which we want to use ,<text:line-break/>this final dataset <text:s/>contain data related to various countries and their energy-related statistics &amp;temperature average <text:s/>all data included are in the same year on 2019 . <text:line-break/>the 1 column contain 101 countries <text:s/>sorted by alphabet .<text:line-break/>The columns <text:s/>include:<text:line-break/><text:line-break/>```<text:line-break/>1. Country<text:line-break/>2. Average Temperature in 2019<text:line-break/>3. Renewable Energy Share in the Total Final Energy Consumption (%)<text:line-break/>4. Electricity from Fossil Fuels (TWh - Terawatt-hours)<text:line-break/>5. Electricity from Nuclear (TWh)<text:line-break/>6. Electricity from Renewables (TWh)<text:line-break/>7. Low-carbon Electricity (% of Electricity)<text:line-break/>8. Primary Energy Consumption per Capita (kWh/person)<text:line-break/>9. CO2 Emissions (Metric Tons per Capita)<text:line-break/>10. Latitude<text:line-break/>11. Longitude<text:line-break/>12.Population <text:line-break/>```<text:line-break/><text:line-break/>========================================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0T16:41:07.534000000</meta:creation-date>
    <dc:date>2023-09-10T16:41:52.917000000</dc:date>
    <meta:editing-duration>PT45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" meta:word-count="283" meta:character-count="1956" meta:non-whitespace-character-count="1649"/>
  </office:meta>
</office:document-meta>
</file>